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rsid="0027d42c" officeooo:paragraph-rsid="0027d42c"/>
    </style:style>
    <style:style style:name="P3" style:family="paragraph" style:parent-style-name="Standard">
      <style:text-properties fo:language="pl" fo:country="PL" officeooo:paragraph-rsid="002a887a"/>
    </style:style>
    <style:style style:name="P4" style:family="paragraph" style:parent-style-name="Standard">
      <style:text-properties fo:language="pl" fo:country="PL" officeooo:rsid="003f5dc6" officeooo:paragraph-rsid="00343946"/>
    </style:style>
    <style:style style:name="P5" style:family="paragraph" style:parent-style-name="Standard">
      <style:text-properties fo:language="pl" fo:country="PL" officeooo:paragraph-rsid="01b4470b"/>
    </style:style>
    <style:style style:name="P6" style:family="paragraph" style:parent-style-name="Standard">
      <style:text-properties fo:language="pl" fo:country="PL" style:text-underline-style="none" fo:font-weight="normal" officeooo:rsid="01bbc026" officeooo:paragraph-rsid="01bbc026" style:font-weight-asian="normal" style:font-weight-complex="normal"/>
    </style:style>
    <style:style style:name="P7" style:family="paragraph" style:parent-style-name="Standard">
      <style:text-properties fo:language="pl" fo:country="PL" style:text-underline-style="none" fo:font-weight="normal" officeooo:rsid="01b939ec" officeooo:paragraph-rsid="01b6b6f3" style:font-weight-asian="normal" style:font-weight-complex="normal"/>
    </style:style>
    <style:style style:name="P8" style:family="paragraph" style:parent-style-name="Standard">
      <style:text-properties fo:language="pl" fo:country="PL" style:text-underline-style="none" fo:font-weight="normal" officeooo:rsid="01b6b6f3" officeooo:paragraph-rsid="01b4470b" style:font-weight-asian="normal" style:font-weight-complex="normal"/>
    </style:style>
    <style:style style:name="P9" style:family="paragraph" style:parent-style-name="Standard">
      <style:text-properties fo:language="pl" fo:country="PL" style:text-underline-style="none" fo:font-weight="normal" officeooo:rsid="01bcbe4b" officeooo:paragraph-rsid="01bcbe4b" style:font-weight-asian="normal" style:font-weight-complex="normal"/>
    </style:style>
    <style:style style:name="P10" style:family="paragraph" style:parent-style-name="Standard">
      <style:text-properties fo:language="pl" fo:country="PL" style:text-underline-style="none" fo:font-weight="normal" officeooo:rsid="01bb140b" officeooo:paragraph-rsid="01bbc026" style:font-weight-asian="normal" style:font-weight-complex="normal"/>
    </style:style>
    <style:style style:name="P11" style:family="paragraph" style:parent-style-name="Standard">
      <style:text-properties fo:language="pl" fo:country="PL" style:text-underline-style="none" fo:font-weight="normal" officeooo:rsid="01bd1f16" officeooo:paragraph-rsid="01bd1f16" style:font-weight-asian="normal" style:font-weight-complex="normal"/>
    </style:style>
    <style:style style:name="P12" style:family="paragraph" style:parent-style-name="Standard">
      <style:text-properties fo:language="pl" fo:country="PL" style:text-underline-style="none" fo:font-weight="normal" officeooo:rsid="01be9c25" officeooo:paragraph-rsid="01be9c25" style:font-weight-asian="normal" style:font-weight-complex="normal"/>
    </style:style>
    <style:style style:name="P13" style:family="paragraph" style:parent-style-name="Standard">
      <style:text-properties fo:language="pl" fo:country="PL" style:text-underline-style="none" fo:font-weight="normal" officeooo:rsid="01bf797d" officeooo:paragraph-rsid="01bf797d" style:font-weight-asian="normal" style:font-weight-complex="normal"/>
    </style:style>
    <style:style style:name="P14" style:family="paragraph" style:parent-style-name="Standard">
      <style:text-properties fo:language="pl" fo:country="PL" style:text-underline-style="none" fo:font-weight="normal" officeooo:rsid="01c1063e" officeooo:paragraph-rsid="01c1063e" style:font-weight-asian="normal" style:font-weight-complex="normal"/>
    </style:style>
    <style:style style:name="P15" style:family="paragraph" style:parent-style-name="Standard">
      <style:text-properties fo:language="pl" fo:country="PL" style:text-underline-style="none" fo:font-weight="normal" officeooo:rsid="01c301de" officeooo:paragraph-rsid="01c301de" style:font-weight-asian="normal" style:font-weight-complex="normal"/>
    </style:style>
    <style:style style:name="P16" style:family="paragraph" style:parent-style-name="Standard">
      <style:text-properties fo:language="pl" fo:country="PL" style:text-underline-style="none" fo:font-weight="normal" officeooo:rsid="01c428f8" officeooo:paragraph-rsid="01c428f8" style:font-weight-asian="normal" style:font-weight-complex="normal"/>
    </style:style>
    <style:style style:name="P17" style:family="paragraph" style:parent-style-name="Standard">
      <style:text-properties fo:language="pl" fo:country="PL" style:text-underline-style="none" fo:font-weight="normal" officeooo:rsid="01c4ee84" officeooo:paragraph-rsid="01c4ee84" style:font-weight-asian="normal" style:font-weight-complex="normal"/>
    </style:style>
    <style:style style:name="P18" style:family="paragraph" style:parent-style-name="Standard">
      <style:text-properties fo:language="pl" fo:country="PL" officeooo:rsid="00329b05" officeooo:paragraph-rsid="00329b05"/>
    </style:style>
    <style:style style:name="P19" style:family="paragraph" style:parent-style-name="Standard">
      <style:text-properties fo:language="pl" fo:country="PL" officeooo:rsid="00329b05" officeooo:paragraph-rsid="01bbc026"/>
    </style:style>
    <style:style style:name="P20" style:family="paragraph" style:parent-style-name="Standard">
      <style:text-properties fo:language="pl" fo:country="PL" officeooo:rsid="01bbc026" officeooo:paragraph-rsid="01bbc026"/>
    </style:style>
    <style:style style:name="P21" style:family="paragraph" style:parent-style-name="Standard">
      <style:text-properties fo:language="pl" fo:country="PL" style:text-underline-style="none" fo:font-weight="normal" officeooo:rsid="01c4ee84" officeooo:paragraph-rsid="01c4ee84" style:font-weight-asian="normal" style:font-weight-complex="normal"/>
    </style:style>
    <style:style style:name="P22" style:family="paragraph" style:parent-style-name="Standard">
      <style:text-properties fo:language="pl" fo:country="PL" style:text-underline-style="none" fo:font-weight="normal" officeooo:rsid="01c543f4" officeooo:paragraph-rsid="01c543f4" style:font-weight-asian="normal" style:font-weight-complex="normal"/>
    </style:style>
    <style:style style:name="P23" style:family="paragraph" style:parent-style-name="Standard">
      <style:text-properties fo:language="pl" fo:country="PL" style:text-underline-style="none" fo:font-weight="normal" officeooo:rsid="01c6f079" officeooo:paragraph-rsid="01c6f079" style:font-weight-asian="normal" style:font-weight-complex="normal"/>
    </style:style>
    <style:style style:name="P24" style:family="paragraph" style:parent-style-name="Standard">
      <style:text-properties fo:language="pl" fo:country="PL" style:text-underline-style="none" fo:font-weight="normal" officeooo:rsid="01c7b79c" officeooo:paragraph-rsid="01c7b79c" style:font-weight-asian="normal" style:font-weight-complex="normal"/>
    </style:style>
    <style:style style:name="P25" style:family="paragraph" style:parent-style-name="Standard">
      <style:text-properties fo:language="pl" fo:country="PL" style:text-underline-style="none" fo:font-weight="normal" officeooo:rsid="01c850ef" officeooo:paragraph-rsid="01c850ef" style:font-weight-asian="normal" style:font-weight-complex="normal"/>
    </style:style>
    <style:style style:name="P26" style:family="paragraph" style:parent-style-name="Standard">
      <style:text-properties fo:language="pl" fo:country="PL" style:text-underline-style="none" fo:font-weight="normal" officeooo:rsid="01ca043d" officeooo:paragraph-rsid="01ca043d" style:font-weight-asian="normal" style:font-weight-complex="normal"/>
    </style:style>
    <style:style style:name="P27" style:family="paragraph" style:parent-style-name="Standard">
      <style:text-properties fo:language="pl" fo:country="PL" style:text-underline-style="none" fo:font-weight="normal" officeooo:rsid="01cb6523" officeooo:paragraph-rsid="01cb6523" style:font-weight-asian="normal" style:font-weight-complex="normal"/>
    </style:style>
    <style:style style:name="P28" style:family="paragraph" style:parent-style-name="Standard">
      <style:text-properties fo:language="pl" fo:country="PL" style:text-underline-style="none" fo:font-weight="normal" officeooo:rsid="01cc0ca2" officeooo:paragraph-rsid="01cc0ca2" style:font-weight-asian="normal" style:font-weight-complex="normal"/>
    </style:style>
    <style:style style:name="P29" style:family="paragraph" style:parent-style-name="Standard">
      <style:text-properties fo:language="pl" fo:country="PL" style:text-underline-style="none" fo:font-weight="normal" officeooo:rsid="01cd0c30" officeooo:paragraph-rsid="01cd0c30" style:font-weight-asian="normal" style:font-weight-complex="normal"/>
    </style:style>
    <style:style style:name="T1" style:family="text">
      <style:text-properties officeooo:rsid="002a887a"/>
    </style:style>
    <style:style style:name="T2" style:family="text">
      <style:text-properties officeooo:rsid="0030e08b"/>
    </style:style>
    <style:style style:name="T3" style:family="text">
      <style:text-properties officeooo:rsid="005d7a8e"/>
    </style:style>
    <style:style style:name="T4" style:family="text">
      <style:text-properties officeooo:rsid="0086dc34"/>
    </style:style>
    <style:style style:name="T5" style:family="text">
      <style:text-properties officeooo:rsid="008c0fa1"/>
    </style:style>
    <style:style style:name="T6" style:family="text">
      <style:text-properties officeooo:rsid="00c4b2dd"/>
    </style:style>
    <style:style style:name="T7" style:family="text">
      <style:text-properties officeooo:rsid="01402302"/>
    </style:style>
    <style:style style:name="T8" style:family="text">
      <style:text-properties officeooo:rsid="01469c8e"/>
    </style:style>
    <style:style style:name="T9" style:family="text">
      <style:text-properties officeooo:rsid="01b359cc"/>
    </style:style>
    <style:style style:name="T10" style:family="text">
      <style:text-properties officeooo:rsid="01b4470b"/>
    </style:style>
    <style:style style:name="T11" style:family="text">
      <style:text-properties officeooo:rsid="0027d42c"/>
    </style:style>
    <style:style style:name="T12" style:family="text">
      <style:text-properties officeooo:rsid="01bb140b"/>
    </style:style>
    <style:style style:name="T13" style:family="text">
      <style:text-properties officeooo:rsid="01bbc026"/>
    </style:style>
    <style:style style:name="T14" style:family="text">
      <style:text-properties style:text-underline-style="none" fo:font-weight="normal" officeooo:rsid="01bbc026" style:font-weight-asian="normal" style:font-weight-complex="normal"/>
    </style:style>
    <style:style style:name="T15" style:family="text">
      <style:text-properties officeooo:rsid="01bd1f16"/>
    </style:style>
    <style:style style:name="T16" style:family="text">
      <style:text-properties officeooo:rsid="01c1063e"/>
    </style:style>
    <style:style style:name="T17" style:family="text">
      <style:text-properties officeooo:rsid="01c4ee84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variable-decls>
        <text:variable-decl office:value-type="float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* </text:span><text:span text:style-name="T5">D</text:span><text:span text:style-name="T4">ate</text:span>: 2025.<text:span text:style-name="T1">0</text:span><text:span text:style-name="T7">7</text:span>.<text:span text:style-name="T9">2</text:span><text:span text:style-name="T7">7</text:span></text:p>
      <text:p text:style-name="P1"><text:span text:style-name="T4">* </text:span><text:span text:style-name="T5">S</text:span><text:span text:style-name="T4">ource</text:span>: <text:span text:style-name="T12">Make your Bed. Proste rzeczy, które zmieniają twoje życie… a może i świat</text:span></text:p>
      <text:p text:style-name="P2">* <text:span text:style-name="T5">A</text:span>utor:<text:span text:style-name="T12">William H. McRaven</text:span></text:p>
      <text:p text:style-name="P5"><text:span text:style-name="T4">* </text:span><text:span text:style-name="T5">Y</text:span><text:span text:style-name="T4">ear</text:span><text:span text:style-name="T11">: </text:span><text:span text:style-name="T6">20</text:span><text:span text:style-name="T10">1</text:span><text:span text:style-name="T12">7 ed. 2024</text:span></text:p>
      <text:p text:style-name="P5"><text:span text:style-name="T4">* </text:span><text:span text:style-name="T5">C</text:span><text:span text:style-name="T4">ategory</text:span>: <text:span text:style-name="T2">książka</text:span></text:p>
      <text:p text:style-name="P1">* <text:span text:style-name="T5">Shortname: </text:span><text:span text:style-name="T12">make-your-bed</text:span></text:p>
      <text:p text:style-name="P1"><text:span text:style-name="T4">* </text:span><text:span text:style-name="T5">M</text:span><text:span text:style-name="T4">odified</text:span>: <text:date style:data-style-name="N49" text:date-value="2025-08-02T12:03:41.304570604">2025-08-02</text:date>, <text:time style:data-style-name="N61" text:time-value="2025-08-02T12:03:41.304891211">11:28:27</text:time></text:p>
      <text:p text:style-name="P4"/>
      <text:p text:style-name="P4"/>
      <text:p text:style-name="P19">#<text:span text:style-name="T3">###</text:span> <text:span text:style-name="T8">Rozdział </text:span><text:span text:style-name="T13">1: </text:span><text:span text:style-name="T14">Rozpocznij dzień od dobrze wykonanego zadania</text:span></text:p>
      <text:p text:style-name="P18"/>
      <text:p text:style-name="P20"># 13</text:p>
      <text:p text:style-name="P6">Rozpocznij dzień od dobrze wykonanego zadania (s. 13)</text:p>
      <text:p text:style-name="P10">William H. McRaven</text:p>
      <text:p text:style-name="P8"/>
      <text:p text:style-name="P6"># 14</text:p>
      <text:p text:style-name="P6">Jeśli chcesz zmienić świat… zacznij od posłania łóżka (s. 14)</text:p>
      <text:p text:style-name="P6">William H. McRaven</text:p>
      <text:p text:style-name="P6"/>
      <text:p text:style-name="P6">### Rozdział 2: W pojedynkę sobie nie poradzisz</text:p>
      <text:p text:style-name="P7"/>
      <text:p text:style-name="P7"/>
      <text:p text:style-name="P6"># 23 </text:p>
      <text:p text:style-name="P6">W pojedynkę sobie nie poradzisz (s. 23)</text:p>
      <text:p text:style-name="P6">William H. McRaven</text:p>
      <text:p text:style-name="P6"/>
      <text:p text:style-name="P6"># 24</text:p>
      <text:p text:style-name="P6">Jeśli chcesz zmienić świat...znajdź kogoś, kto pomoże ci wiosłować. (s. 24)</text:p>
      <text:p text:style-name="P6">William H. McRaven</text:p>
      <text:p text:style-name="P6"/>
      <text:p text:style-name="P9"># 32</text:p>
      <text:p text:style-name="P9">W trakcie służby wojskowej zmagałem się z wieloma trudnościami, ale za każdym razem ktoś przychodził mi z pomocą – ktoś, kto wierzył w moje umiejętności, wbrew wszystkim dostrzegł we mnie potencjał, a nawet zaryzykował własną reputację, by pomóc mi w kontynuowaniu kariery. Nigdy nie zapomniałem o tych ludziach i wiem, że wszystko, co osiągnąłem w życiu, zawdzięczam ich pomocy. (s. 32)</text:p>
      <text:p text:style-name="P9">William H. <text:span text:style-name="T15">Mc</text:span>Raven</text:p>
      <text:p text:style-name="P6"/>
      <text:p text:style-name="P11">### Rozdział 3: Hartu ducha nie mierzy się w centymetrach</text:p>
      <text:p text:style-name="P11"/>
      <text:p text:style-name="P11"># 33</text:p>
      <text:p text:style-name="P11">Hartu ducha nie mierzy się w centymetrach (s. 33)</text:p>
      <text:p text:style-name="P11">William H. McRaven</text:p>
      <text:p text:style-name="P12"/>
      <text:p text:style-name="P12"># 34</text:p>
      <text:p text:style-name="P12">Jeśli chcesz zmienić świat… nie mierz niczyjej wartości w centymetrach (s. 34)</text:p>
      <text:p text:style-name="P12">William H. McRaven</text:p>
      <text:p text:style-name="P12"/>
      <text:p text:style-name="P12"># 37</text:p>
      <text:p text:style-name="P12">W czasie szkolenie SEALs na każdym kroku trzeba coś udowadniać. Że warunki fizyczne nie mają znaczenia. Że kolor skóry nie gra roli. Że pieniądze nie czynią nikogo lepszym. Że determinacja i hart ducha liczą się bardziej niż talent. (s. 37)</text:p>
      <text:p text:style-name="P12"><text:soft-page-break/>William H. McRaven</text:p>
      <text:p text:style-name="P12"/>
      <text:p text:style-name="P13"># 43</text:p>
      <text:p text:style-name="P13">Liczy się nie rozmiar płetw, tylko hart ducha (s. 42)</text:p>
      <text:p text:style-name="P13">William <text:span text:style-name="T16">H</text:span>. McRaven</text:p>
      <text:p text:style-name="P13"/>
      <text:p text:style-name="P14">### Rozdział 4: Życie to nie bajka</text:p>
      <text:p text:style-name="P14"/>
      <text:p text:style-name="P16"># 46</text:p>
      <text:p text:style-name="P14">Życie to nie bajka – cała naprzód (s.46)</text:p>
      <text:p text:style-name="P14">William H. McRaven</text:p>
      <text:p text:style-name="P14"/>
      <text:p text:style-name="P16"># 46</text:p>
      <text:p text:style-name="P14">Jeżeli chcesz zmienić świat… nie przejmuj się, że zostałeś „ciastkiem w cukrze”, tylko walcz dalej. (s. 46)</text:p>
      <text:p text:style-name="P14">William H. McRaven</text:p>
      <text:p text:style-name="P16"/>
      <text:p text:style-name="P16"># 49</text:p>
      <text:p text:style-name="P15">Życie to nie bajka, im szybciej się z tym pogodzicie, tym lepiej dla was. (s. 49)</text:p>
      <text:p text:style-name="P15">William H. McRaven</text:p>
      <text:p text:style-name="P15"/>
      <text:p text:style-name="P16"># <text:span text:style-name="T17">51</text:span></text:p>
      <text:p text:style-name="P16">Od trzydziestu pięciu lat Moki porusza się na wózku inwalidzkim. Przez cały ten czas ani razu nie usłyszałem, by skarżył się na swój los. Nigdy z jego ust nie padło pytanie: „Dlaczego ja?”. Nie użalał się nad sobą. (s. 51)</text:p>
      <text:p text:style-name="P16">William H. McRaven </text:p>
      <text:p text:style-name="P16"/>
      <text:p text:style-name="P17"># 51 - 52</text:p>
      <text:p text:style-name="P17">Łatwo obwiniać za swoje nieszczęście jakąś zewnętrzną instancję i skapitulować w przekonaniu, że los nam nie sprzyja. Łatwo wmawiać sobie, że o naszej przyszłości decyduje to, gdzie się urodziliśmy, jak wychowali nas rodzice i do której chodziliśmy szkoły. Trudno o większe nieporozumienie. Zarówno o zwyczajnych ludziach, jak i o tych największych świadczy to, jak poradzili sobie z niesprawiedliwością życia. (s. 51-52)</text:p>
      <text:p text:style-name="P17">William H. McRaven</text:p>
      <text:p text:style-name="P17"/>
      <text:p text:style-name="P17"># 52</text:p>
      <text:p text:style-name="P17">Zarówno o zwyczajnych ludziach, jak i o tych największych świadczy to, jak poradzili sobie z niesprawiedliwością życia. (s. 52)</text:p>
      <text:p text:style-name="P17">William H. McRaven</text:p>
      <text:p text:style-name="P17"/>
      <text:p text:style-name="P22"># 52</text:p>
      <text:p text:style-name="P22">Czasem pomimo wszelkich starań i ogromnych umiejętności kończymy jako „ciastko w cukrze”. Ale jeśli tak się stanie, nie narzekaj. Nie obwiniaj losu. Unieś wysoko głowę, spójrz odważnie w przyszłości i idź przed siebie!</text:p>
      <text:p text:style-name="P22">William H. McRaven.</text:p>
      <text:p text:style-name="P22"/>
      <text:p text:style-name="P22"/>
      <text:p text:style-name="P23">### Rodział 5: Porażka cię wzmocni.</text:p>
      <text:p text:style-name="P23"/>
      <text:p text:style-name="P23"># 53</text:p>
      <text:p text:style-name="P23">Porażka cię wzmocni. (s. 53)</text:p>
      <text:p text:style-name="P23">William H. McRaven</text:p>
      <text:p text:style-name="P23"><text:soft-page-break/></text:p>
      <text:p text:style-name="P23"># 54</text:p>
      <text:p text:style-name="P23">Jeśli chcesz zmienić świat… nie bój się cyrku. (s. 54)</text:p>
      <text:p text:style-name="P23">William H. McRaven</text:p>
      <text:p text:style-name="P23"/>
      <text:p text:style-name="P24"># 60 - 61</text:p>
      <text:p text:style-name="P24">W życiu często trafiamy do cyrku. Musimy płacić za swoje błędy, jeśli jednak przetrwamy, to dzięki każdej porażce możemy się czegoś nauczyć i zyskać siłę, by poradzić sobie w najtrudniejszych chwilach w życiu. (s. 60-61)</text:p>
      <text:p text:style-name="P24">William H. McRaven</text:p>
      <text:p text:style-name="P24"/>
      <text:p text:style-name="P25"># 61-62</text:p>
      <text:p text:style-name="P25">Stanąłem na rozdrożu. Mogłem wystąpić z armii i wrócić do życia w cywilu, co wydawało się logiczne w świetle ostatniego raportu dotyczącego moich kompetencji oficerskich. Ale mogłem też spróbować przetrwać kryzys i udowodnić innym oraz sobie, że jestem dobrym oficerem. Wybrałem tę drugą drogę. (s. 61-62)</text:p>
      <text:p text:style-name="P25">William H. McRaven</text:p>
      <text:p text:style-name="P25"/>
      <text:p text:style-name="P26"># 62</text:p>
      <text:p text:style-name="P26">Kiedy przebywasz się z dwunastoma żołnierzami w niewielkiej kwaterze, trudno się ukryć. Oni wiedzą, czy dajesz z siebie wszystko w czasie porannego treningu, czy jako pierwszy wyskakujesz z samolotu, czy zajmujesz ostatnie miejsce w kolejce po jedzenie. Obserwują, jak czyścisz broń, sprawdzasz radio, czytasz doniesienia zwiadowców i przygotowujesz instrukcje wykonania misji. Wiedzą, czy przepracowałeś całą noc, przygotowując manewry na następny dzień. (s. 62)</text:p>
      <text:p text:style-name="P26">William H. McRaven</text:p>
      <text:p text:style-name="P26"/>
      <text:p text:style-name="P27"># 62</text:p>
      <text:p text:style-name="P27">Nie zawsze udawało mi się być najlepszym, ale każdego dnia dawałem z siebie wszystko (s. 62)</text:p>
      <text:p text:style-name="P27">William H. Raven</text:p>
      <text:p text:style-name="P27"/>
      <text:p text:style-name="P28"># 63</text:p>
      <text:p text:style-name="P29">Przez kolejne lata często zdarzały mi się potknięcia. Jednak na każdą porażkę i pomyłkę przypadały setki sekscesów […]. Uświadomiłem sobie, że przeszłe porażki mnie wzmocniły i pokazały mi, że nikt nie jest wolny od pomyłek. (s. 63)</text:p>
      <text:p text:style-name="P29">William H. McRaven</text:p>
      <text:p text:style-name="P29"/>
      <text:p text:style-name="P29"># 63</text:p>
      <text:p text:style-name="P29">Prawdziwi przywódcy muszą się uczyć na błędach i traktować je jak lekcje, by lepiej się zmotywować, bez lęku ponowić próbę albo podjąć kolejną trudną decyzję. (s. 63)</text:p>
      <text:p text:style-name="P29">William H. McRaven</text:p>
      <text:p text:style-name="P29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01:38.163855271</meta:creation-date>
    <dc:date>2025-08-02T12:03:41.050715895</dc:date>
    <meta:editing-duration>PT23H30M6S</meta:editing-duration>
    <meta:editing-cycles>410</meta:editing-cycles>
    <meta:generator>LibreOffice/7.3.7.2$Linux_X86_64 LibreOffice_project/30$Build-2</meta:generator>
    <meta:document-statistic meta:table-count="0" meta:image-count="0" meta:object-count="0" meta:page-count="3" meta:paragraph-count="84" meta:word-count="800" meta:character-count="4813" meta:non-whitespace-character-count="4093"/>
  </office:meta>
</office:document-meta>
</file>